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884cm"/>
    </style:style>
    <style:style style:name="co14" style:family="table-column">
      <style:table-column-properties fo:break-before="auto" style:column-width="3.092cm"/>
    </style:style>
    <style:style style:name="co15" style:family="table-column">
      <style:table-column-properties fo:break-before="auto" style:column-width="2.371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778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5.001cm"/>
    </style:style>
    <style:style style:name="co25" style:family="table-column">
      <style:table-column-properties fo:break-before="auto" style:column-width="4.7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8" style:family="table" style:master-page-name="PageStyle_5f_S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0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0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0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" office:value-type="float" office:value="5571000">
            <text:p>5,571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" office:value-type="float" office:value="950000">
            <text:p>9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" office:value-type="float" office:value="5551000">
            <text:p>5,55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" office:value-type="float" office:value="5250000">
            <text:p>5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"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" office:value-type="float" office:value="7000000">
            <text:p>7,000,000.00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" office:value-type="float" office:value="2900000">
            <text:p>2,900,000.00</text:p>
          </table:table-cell>
          <table:table-cell table:number-columns-repeated="249"/>
        </table:table-row>
        <table:table-row table:style-name="ro3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418000">
            <text:p>68,41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3" office:value-type="date" office:date-value="2014-09-09">
            <text:p>2014/09/0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3" office:value-type="date" office:date-value="2014-04-04">
            <text:p>2014/04/0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333">
            <text:p>4,833,333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3" office:value-type="date" office:date-value="2014-02-02">
            <text:p>2014/02/0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3976333">
            <text:p>113,976,333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2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2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" office:value-type="float" office:value="3850000">
            <text:p>3,8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"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" office:value-type="float" office:value="7250000">
            <text:p>7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" office:value-type="float" office:value="6083000">
            <text:p>6,083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" office:value-type="float" office:value="894000">
            <text:p>8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315500">
            <text:p>68,315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3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2"/>
        <table:table-column table:style-name="co1" table:number-columns-repeated="2" table:default-cell-style-name="ce1"/>
        <table:table-column table:style-name="co11" table:default-cell-style-name="ce1"/>
        <table:table-column table:style-name="co9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5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951000">
            <text:p>68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Z Chara</text:p>
          </table:table-cell>
          <table:table-cell office:value-type="float" office:value="6917000">
            <text:p>6,91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7338000">
            <text:p>117,338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4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12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9388000">
            <text:p>69,3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Tyler's Team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3" table:default-cell-style-name="ce8"/>
        <table:table-column table:style-name="co1" table:default-cell-style-name="ce1"/>
        <table:table-column table:style-name="co1" table:default-cell-style-name="ce6"/>
        <table:table-column table:style-name="co14" table:default-cell-style-name="ce6"/>
        <table:table-column table:style-name="co15" table:default-cell-style-name="ce8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Matt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7"/>
          <table:table-cell office:value-type="string">
            <text:p>Salary:</text:p>
          </table:table-cell>
          <table:table-cell table:formula="of:=SUM([.G1:.G15])" office:value-type="float" office:value="61152000">
            <text:p>61,15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7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7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7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7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" table:formula="of:=SUM([.C1:.C22])" office:value-type="float" office:value="92017000">
            <text:p>92,0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4">
            <text:p>14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6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"/>
        <table:table-column table:style-name="co1" table:number-columns-repeated="3" table:default-cell-style-name="ce1"/>
        <table:table-column table:style-name="co18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4"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489000">
            <text:p>64,489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2550000">
            <text:p>2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3321000">
            <text:p>103,321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7" table:print="false">
        <office:forms form:automatic-focus="false" form:apply-design-mode="false"/>
        <table:table-column table:style-name="co1" table:number-columns-repeated="2" table:default-cell-style-name="ce1"/>
        <table:table-column table:style-name="co12" table:default-cell-style-name="ce2"/>
        <table:table-column table:style-name="co1" table:number-columns-repeated="3" table:default-cell-style-name="ce1"/>
        <table:table-column table:style-name="co19" table:default-cell-style-name="ce2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083333">
            <text:p>67,083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8" table:print="false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19" table:default-cell-style-name="ce2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2n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Pearson</text:p>
          </table:table-cell>
          <table:table-cell table:style-name="ce2" office:value-type="float" office:value="925000">
            <text:p>925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3rd</text:p>
          </table:table-cell>
          <table:table-cell table:number-columns-repeated="245"/>
        </table:table-row>
        <table:table-row table:style-name="ro4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" office:value-type="float" office:value="1461000">
            <text:p>1,46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Hodg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" office:value-type="float" office:value="1167000">
            <text:p>1,1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" office:value-type="float" office:value="5760000">
            <text:p>5,76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"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" office:value-type="float" office:value="2600000">
            <text:p>2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M Smith</text:p>
          </table:table-cell>
          <table:table-cell table:style-name="ce2" office:value-type="float" office:value="5667000">
            <text:p>5,66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" table:formula="of:=SUM([.G1:.G15])" office:value-type="float" office:value="61292000">
            <text:p>61,29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F&quot;)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9518000">
            <text:p>99,51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2" table:default-cell-style-name="ce6"/>
        <table:table-column table:style-name="co18" table:default-cell-style-name="ce6"/>
        <table:table-column table:style-name="co1" table:default-cell-style-name="ce8"/>
        <table:table-column table:style-name="co1" table:number-columns-repeated="10" table:default-cell-style-name="ce1"/>
        <table:table-column table:style-name="co4" table:number-columns-repeated="243" table:default-cell-style-name="Default"/>
        <table:table-row table:style-name="ro1">
          <table:table-cell table:style-name="ce9" office:value-type="string">
            <text:p>Jordans Team</text:p>
          </table:table-cell>
          <table:table-cell table:style-name="ce9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Huberdeau</text:p>
          </table:table-cell>
          <table:table-cell table:style-name="ce15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 Toews</text:p>
          </table:table-cell>
          <table:table-cell table:style-name="ce16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Zetterberg</text:p>
          </table:table-cell>
          <table:table-cell table:style-name="ce15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Bergeron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A Ladd</text:p>
          </table:table-cell>
          <table:table-cell table:style-name="ce17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Iginla</text:p>
          </table:table-cell>
          <table:table-cell table:style-name="ce15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C Hodgson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H Sedin</text:p>
          </table:table-cell>
          <table:table-cell table:style-name="ce16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10" office:value-type="string">
            <text:p>F</text:p>
          </table:table-cell>
          <table:table-cell table:style-name="ce10" office:value-type="string">
            <text:p>D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R Nugent-Hopkins</text:p>
          </table:table-cell>
          <table:table-cell table:style-name="ce17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. Schwartz</text:p>
          </table:table-cell>
          <table:table-cell table:style-name="ce17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hornton</text:p>
          </table:table-cell>
          <table:table-cell table:style-name="ce15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V Nichushkin</text:p>
          </table:table-cell>
          <table:table-cell table:style-name="ce17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S Monahan</text:p>
          </table:table-cell>
          <table:table-cell table:style-name="ce16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Steen</text:p>
          </table:table-cell>
          <table:table-cell table:style-name="ce16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Rielly</text:p>
          </table:table-cell>
          <table:table-cell table:style-name="ce17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Del Zotto</text:p>
          </table:table-cell>
          <table:table-cell table:style-name="ce16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S Voynov</text:p>
          </table:table-cell>
          <table:table-cell table:style-name="ce15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C Franson</text:p>
          </table:table-cell>
          <table:table-cell table:style-name="ce15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Krug</text:p>
          </table:table-cell>
          <table:table-cell table:style-name="ce16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M Vlasic</text:p>
          </table:table-cell>
          <table:table-cell table:style-name="ce18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C Fowler</text:p>
          </table:table-cell>
          <table:table-cell table:style-name="ce17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S Varlamov</text:p>
          </table:table-cell>
          <table:table-cell table:style-name="ce16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Price</text:p>
          </table:table-cell>
          <table:table-cell table:style-name="ce17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G</text:p>
          </table:table-cell>
          <table:table-cell table:style-name="ce14" office:value-type="string">
            <text:p>E Lack</text:p>
          </table:table-cell>
          <table:table-cell table:style-name="ce18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J Howard</text:p>
          </table:table-cell>
          <table:table-cell table:style-name="ce15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Andrew's Team 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D Krejci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E Johnson</text:p>
          </table:table-cell>
          <table:table-cell table:style-name="ce16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Z Chara</text:p>
          </table:table-cell>
          <table:table-cell table:style-name="ce15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D Doughty</text:p>
          </table:table-cell>
          <table:table-cell table:style-name="ce18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Ben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J Lupul</text:p>
          </table:table-cell>
          <table:table-cell table:style-name="ce18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N Yakupov</text:p>
          </table:table-cell>
          <table:table-cell table:style-name="ce18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B Bennett</text:p>
          </table:table-cell>
          <table:table-cell table:style-name="ce18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D Backes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M Ribeiro</text:p>
          </table:table-cell>
          <table:table-cell table:style-name="ce18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A Goligoski</text:p>
          </table:table-cell>
          <table:table-cell table:style-name="ce16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Muzzin</text:p>
          </table:table-cell>
          <table:table-cell table:style-name="ce18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Faulk</text:p>
          </table:table-cell>
          <table:table-cell table:style-name="ce18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T Barrie</text:p>
          </table:table-cell>
          <table:table-cell table:style-name="ce17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Matt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Ryan</text:p>
          </table:table-cell>
          <table:table-cell table:style-name="ce17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N Leddy</text:p>
          </table:table-cell>
          <table:table-cell table:style-name="ce16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Mason</text:p>
          </table:table-cell>
          <table:table-cell table:style-name="ce15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ick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Marchand</text:p>
          </table:table-cell>
          <table:table-cell table:style-name="ce16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P Marleau</text:p>
          </table:table-cell>
          <table:table-cell table:style-name="ce17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Bobrovsky</text:p>
          </table:table-cell>
          <table:table-cell table:style-name="ce15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Tyler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Voracek</text:p>
          </table:table-cell>
          <table:table-cell table:style-name="ce15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Filppula</text:p>
          </table:table-cell>
          <table:table-cell table:style-name="ce16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Anderson</text:p>
          </table:table-cell>
          <table:table-cell table:style-name="ce17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4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20" office:value-type="string">
            <text:p>Evan</text:p>
          </table:table-cell>
          <table:table-cell table:style-name="ce21" office:value-type="string">
            <text:p>Graham</text:p>
          </table:table-cell>
          <table:table-cell table:style-name="ce22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6" office:value-type="string">
            <text:p>Oshie</text:p>
          </table:table-cell>
          <table:table-cell table:style-name="ce6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6" office:value-type="string">
            <text:p>Stastny</text:p>
          </table:table-cell>
          <table:table-cell table:style-name="ce6"/>
          <table:table-cell table:style-name="ce6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9" office:value-type="string">
            <text:p>Kuznetzov</text:p>
          </table:table-cell>
          <table:table-cell table:style-name="ce6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6" office:value-type="string">
            <text:p>Oshie</text:p>
          </table:table-cell>
          <table:table-cell table:style-name="ce6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6" office:value-type="string">
            <text:p>Palat</text:p>
          </table:table-cell>
          <table:table-cell table:style-name="ce6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6" office:value-type="string">
            <text:p>Sekera</text:p>
          </table:table-cell>
          <table:table-cell table:style-name="ce6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6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6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6"/>
          <table:table-cell table:style-name="ce6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6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6"/>
          <table:table-cell table:style-name="ce19" office:value-type="string">
            <text:p>Kuznetzov</text:p>
          </table:table-cell>
          <table:table-cell table:style-name="ce6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Evan''s Team'.A1:'Evan''s Team'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014-10-27</text:date>, <text:time>20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0-27T20:57:52</dc:date>
    <dc:creator>Ben Miller</dc:creator>
    <meta:editing-duration>P5DT1H45M16S</meta:editing-duration>
    <meta:editing-cycles>18</meta:editing-cycles>
    <meta:document-statistic meta:table-count="10" meta:cell-count="1947" meta:object-count="0"/>
  </office:meta>
</office:document-meta>
</file>